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Mono" svg:font-family="AndaleMono"/>
    <style:font-face style:name="ArialMT" svg:font-family="ArialMT"/>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ndaleMono"/>
    </style:style>
    <style:style style:name="P3" style:family="paragraph" style:parent-style-name="Text_20_body">
      <style:paragraph-properties fo:margin-left="0in" fo:margin-right="0.1992in" fo:margin-top="0in" fo:margin-bottom="0.0835in" fo:text-indent="0.5091in" style:auto-text-indent="false"/>
      <style:text-properties style:font-name="Arial"/>
    </style:style>
    <style:style style:name="P4" style:family="paragraph" style:parent-style-name="Text_20_body">
      <style:paragraph-properties fo:margin-left="0in" fo:margin-right="0.1992in" fo:margin-top="0in" fo:margin-bottom="0.0835in" fo:text-indent="0.5091in" style:auto-text-indent="false"/>
      <style:text-properties style:font-name="Arial" fo:font-weight="bold" style:font-weight-asian="bold" style:font-weight-complex="bold"/>
    </style:style>
    <style:style style:name="P5" style:family="paragraph" style:parent-style-name="Text_20_body">
      <style:paragraph-properties fo:margin-left="0in" fo:margin-right="0.1992in" fo:margin-top="0in" fo:margin-bottom="0.0835in" fo:text-indent="0.5091in" style:auto-text-indent="false"/>
      <style:text-properties style:font-name="Arial" fo:font-size="12pt" style:font-size-asian="12pt" style:font-size-complex="12pt"/>
    </style:style>
    <style:style style:name="P6" style:family="paragraph" style:parent-style-name="Text_20_body">
      <style:paragraph-properties fo:margin-left="0in" fo:margin-right="0.1992in" fo:margin-top="0in" fo:margin-bottom="0.0835in" fo:text-indent="0.5091in" style:auto-text-indent="false"/>
      <style:text-properties fo:color="#f2f2f2" style:font-name="AndaleMono" fo:font-size="11pt" style:font-name-asian="AndaleMono" style:font-size-asian="11pt" style:font-name-complex="AndaleMono" style:font-size-complex="11pt"/>
    </style:style>
    <style:style style:name="P7" style:family="paragraph" style:parent-style-name="Text_20_body">
      <style:paragraph-properties fo:margin-left="0in" fo:margin-right="0.1992in" fo:margin-top="0in" fo:margin-bottom="0.0835in" fo:text-indent="0.5091in" style:auto-text-indent="false"/>
      <style:text-properties fo:color="#000000" style:font-name="AndaleMono" fo:font-size="10pt" fo:font-style="italic" style:font-name-asian="AndaleMono" style:font-size-asian="10pt" style:font-style-asian="italic" style:font-name-complex="AndaleMono" style:font-size-complex="10pt" style:font-style-complex="italic"/>
    </style:style>
    <style:style style:name="P8" style:family="paragraph" style:parent-style-name="Text_20_body" style:master-page-name="">
      <style:paragraph-properties fo:margin-left="0in" fo:margin-right="0.1992in" fo:margin-top="0in" fo:margin-bottom="0.0835in" fo:text-indent="0.5091in" style:auto-text-indent="false" style:page-number="auto"/>
      <style:text-properties style:font-name="Arial"/>
    </style:style>
    <style:style style:name="P9" style:family="paragraph" style:parent-style-name="Text_20_body">
      <style:paragraph-properties fo:margin-left="0in" fo:margin-right="0.1992in" fo:margin-top="0in" fo:margin-bottom="0.0835in" fo:text-indent="0in" style:auto-text-indent="false"/>
      <style:text-properties style:font-name="Arial"/>
    </style:style>
    <style:style style:name="P10" style:family="paragraph" style:parent-style-name="Text_20_body" style:master-page-name="">
      <style:paragraph-properties fo:margin-left="0.498in" fo:margin-right="0.1992in" fo:margin-top="0in" fo:margin-bottom="0.0835in" fo:text-indent="0in" style:auto-text-indent="false" style:page-number="auto"/>
      <style:text-properties style:font-name="Arial" fo:font-size="9pt" style:font-size-asian="9pt" style:font-size-complex="9pt"/>
    </style:style>
    <style:style style:name="P11" style:family="paragraph" style:parent-style-name="Text_20_body">
      <style:paragraph-properties fo:margin-left="0.498in" fo:margin-right="0.1992in" fo:margin-top="0in" fo:margin-bottom="0.0835in" fo:text-indent="0in" style:auto-text-indent="false"/>
      <style:text-properties style:font-name="Arial" fo:font-size="9pt" style:font-size-asian="9pt" style:font-size-complex="9pt"/>
    </style:style>
    <style:style style:name="T1" style:family="text">
      <style:text-properties fo:font-weight="bold" style:font-weight-asian="bold" style:font-weight-complex="bold"/>
    </style:style>
    <style:style style:name="T2" style:family="text">
      <style:text-properties style:font-name="ArialMT" fo:font-size="12pt"/>
    </style:style>
    <style:style style:name="T3" style:family="text">
      <style:text-properties fo:color="#000000" fo:font-size="11pt" style:font-name-asian="AndaleMono" style:font-size-asian="11pt" style:font-name-complex="AndaleMono" style:font-size-complex="11pt"/>
    </style:style>
    <style:style style:name="T4" style:family="text">
      <style:text-properties fo:color="#000000" fo:font-size="10pt" fo:font-style="italic" style:font-name-asian="AndaleMono" style:font-size-asian="10pt" style:font-style-asian="italic" style:font-name-complex="AndaleMono"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TiRa Labra</text:p>
      <text:p text:style-name="P3">Testausdokumentti</text:p>
      <text:p text:style-name="P3"/>
      <text:p text:style-name="P9"/>
      <text:p text:style-name="P9"/>
      <text:p text:style-name="P9"/>
      <text:p text:style-name="P9"/>
      <text:p text:style-name="P9"/>
      <text:p text:style-name="P4">Suoritettavuustestaus</text:p>
      <text:p text:style-name="P3">Ohjelmaan on rakennettu suoritettavuustestausta varten oma funktio, joka mittaa algoritmin aikavaativuuden <text:span text:style-name="T2">laskentaa aina kymmenkertaisesti edellisiin tuloksiin verraten, laskentamäärillä: 1 – 100 000.</text:span></text:p>
      <text:p text:style-name="P3"/>
      <text:p text:style-name="P4">Testauksen kytkentä päälle</text:p>
      <text:p text:style-name="P1"><text:tab/>Koodiin on tehty kytkin suoritettavuustestauksen kytkemiselle seuraavasti:</text:p>
      <text:p text:style-name="P2"><text:span text:style-name="T3"><text:tab/></text:span><text:span text:style-name="T4">$perf_test = TRUE;</text:span></text:p>
      <text:p text:style-name="P1"><text:tab/></text:p>
      <text:p text:style-name="P1"><text:tab/><text:span text:style-name="T1">Testattavat polygonikartat</text:span></text:p>
      <text:p text:style-name="P3">Käytettävät koordinaatistokartat voidaan määritellä maps.php -tiedostossa. Polygonikartan pisteet ovat liukulukuja ja pisteiden voidaan olettaa olevan maantieteelisesti latitude (x) ja longitude (y) -arvoja. Pääohjelmassa (main.php) kerrotaan laskennassa käytettävä kartta seuraavasti:</text:p>
      <text:p text:style-name="P7">$polygon_map = $polygon_map_finland;</text:p>
      <text:p text:style-name="P6"/>
      <text:p text:style-name="P3">Pääohjelmassa, annetaan syötteenä algoritmin laskennalle yksittäinen GPS paikkapiste (latitude ja longitude), jonka halutaan etsittävän käytettävän polygonikartan sisältä.</text:p>
      <text:p text:style-name="P3"/>
      <text:p text:style-name="P4">Testaustuloksia</text:p>
      <text:p text:style-name="P3"><text:span text:style-name="T2">Testaustuloksien perusteella havaitsimme, että laskentaan perustuva aika kasvaa lineaarisesti. Tämä oli odotettavissakin, koska laskenta perustuu yhden for -silmukan mukaisesti lineaariseen aikavaativuuteen </text:span>O(n), kun käytetään järjestämätöntä taulua.</text:p>
      <text:p text:style-name="P3"/>
      <text:p text:style-name="P3">Testauksessa verrattiin saman koordinaatti pisteen hakemista yksinkertaisesta polygonikartasta (4 pisteinen kartta) ja verrattiin tuloksia monipuolisempaan karttaan (40 pistettä) ja hyvin monipuolisempaan karttaan (400 pistettä).</text:p>
      <text:p text:style-name="P3"/>
      <text:p text:style-name="P3">Pisteen hakeminen polygonikartan sisältä (1 - 100 000 kertaa)</text:p>
      <text:p text:style-name="P3"/>
      <text:p text:style-name="P3"><text:soft-page-break/>5 pisteinen kartta:</text:p>
      <text:p text:style-name="P10">Calculations: 1. All seeks: 9.8943710327148E-5 sec. One seek: 9.8943710327148E-5 sec / seek.<text:line-break/>Calculations: 10. All seeks: 0.00099682807922363 sec. One seek: 9.9682807922363E-5 sec / seek.<text:line-break/>Calculations: 100. All seeks: 0.0099589824676514 sec. One seek: 9.9589824676514E-5 sec / seek.<text:line-break/>Calculations: 1000. All seeks: 0.085537910461426 sec. One seek: 8.5537910461426E-5 sec / seek.<text:line-break/>Calculations: 10000. All seeks: 0.85070085525513 sec. One seek: 8.5070085525513E-5 sec / seek.<text:line-break/>Calculations: 100000. All seeks: 8.4981410503387 sec. One seek: 8.4981410503387E-5 sec / seek.</text:p>
      <text:p text:style-name="P11"/>
      <text:p text:style-name="P5">50 pisteinen kartta:</text:p>
      <text:p text:style-name="P5">TBD</text:p>
      <text:p text:style-name="P5"/>
      <text:p text:style-name="P5">500 pisteinen kartta:</text:p>
      <text:p text:style-name="P5">TBD</text:p>
      <text:p text:style-name="P5"/>
      <text:p text:style-name="P5">Laskentamääristä. Lineaarisen algoritmin ajankäyttö kasvaa aina samassa suhteessa kuin käsiteltävän tiedon määrä. Ja tässä algoritmin aikavaativuus on hyvin määreellinen siitä, kuinka moni pisteinen polygoni kartta on tutkittavissa. Pitää myös huomioida, että tässä käydään aina kaikki taulukon alkiot läpi, eli kaikki polygonikartan pisteet.</text:p>
      <text:p text:style-name="P5"/>
      <text:p text:style-name="P5">Karttojen vertailusta. 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Mono" svg:font-family="AndaleMono"/>
    <style:font-face style:name="ArialMT" svg:font-family="ArialMT"/>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6T11:08:58</meta:creation-date>
    <dc:date>2015-10-08T19:20:33</dc:date>
    <meta:editing-duration>PT6H40M25S</meta:editing-duration>
    <meta:editing-cycles>21</meta:editing-cycles>
    <meta:generator>OpenOffice/4.1.1$Unix OpenOffice.org_project/411m6$Build-9775</meta:generator>
    <meta:document-statistic meta:table-count="0" meta:image-count="0" meta:object-count="0" meta:page-count="2" meta:paragraph-count="24" meta:word-count="278" meta:character-count="2451"/>
  </office:meta>
</office:document-meta>
</file>